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straint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ConstraintException.TypeConstraint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ConstraintException.TypeConstrain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TypeConstrai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TypeConstrai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setLinkedException(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printStackTrace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TypeConstraint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straintException.getLin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